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1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Preformatted_20_Text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Quotations">
      <style:paragraph-properties fo:margin-left="0.5in" fo:margin-right="0in" fo:text-indent="0in" style:auto-text-indent="false"/>
    </style:style>
    <style:style style:name="P205" style:family="paragraph" style:parent-style-name="Preformatted_20_Text">
    </style:style>
  </office:automatic-styles>
  <office:body>
    <office:text>
      <text:p text:style-name="Title">Uni DB1 Syntax Cheatsheet</text:p>
      <text:p text:style-name="Subtitle">Syntax cheatsheet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Come, let us go down and confuse their language so they will not understand each other” - Genesis 11:7, <text:span text:style-name="T1">Die Bibel</text:span></text:p>
      <text:p text:style-name="First_20_paragraph">Mehr Details unter <text:a xlink:type="simple" xlink:href="https://github.com/pojntfx/uni-db1-notes" office:name=""><text:span text:style-name="Definition">https://github.com/pojntfx/uni-db1-notes</text:span></text:a>. Dieses Dokument ist nur als Schnell-Übersicht gedacht.</text:p>
      <text:h text:style-name="Heading_20_1" text:outline-level="1"><text:bookmark-start text:name="data-definition-language"/>Data Definition Language<text:bookmark-end text:name="data-definition-language"/></text:h>
      <text:h text:style-name="Heading_20_2" text:outline-level="2"><text:bookmark-start text:name="tabellen"/>Tabellen<text:bookmark-end text:name="tabellen"/></text:h>
      <text:h text:style-name="Heading_20_3" text:outline-level="3"><text:bookmark-start text:name="tabelle-erstellen"/>Tabelle erstellen<text:bookmark-end text:name="tabelle-erstellen"/></text:h>
      <text:p text:style-name="P2">create table persons (</text:p>
      <text:p text:style-name="P3"><text:s text:c="4"/>person_id number primary key not null ,</text:p>
      <text:p text:style-name="P4"><text:s text:c="4"/>first_name varchar2(50),</text:p>
      <text:p text:style-name="P5"><text:s text:c="4"/>last_name varchar2(50) default 'Duck' not null</text:p>
      <text:p text:style-name="P6">);</text:p>
      <text:h text:style-name="Heading_20_3" text:outline-level="3"><text:bookmark-start text:name="tabelle-löschen"/>Tabelle löschen<text:bookmark-end text:name="tabelle-löschen"/></text:h>
      <text:p text:style-name="P7">drop table persons;</text:p>
      <text:h text:style-name="Heading_20_3" text:outline-level="3"><text:bookmark-start text:name="tabelle-umbenennen"/>Tabelle umbenennen<text:bookmark-end text:name="tabelle-umbenennen"/></text:h>
      <text:p text:style-name="P8">alter table persons rename to people;</text:p>
      <text:h text:style-name="Heading_20_2" text:outline-level="2"><text:bookmark-start text:name="spalten"/>Spalten<text:bookmark-end text:name="spalten"/></text:h>
      <text:h text:style-name="Heading_20_3" text:outline-level="3"><text:bookmark-start text:name="spalten-hinzufügen"/>Spalten hinzufügen<text:bookmark-end text:name="spalten-hinzufügen"/></text:h>
      <text:p text:style-name="P9">alter table persons add ( phone varchar2(20), email varchar2(100) )</text:p>
      <text:h text:style-name="Heading_20_3" text:outline-level="3"><text:bookmark-start text:name="spalten-bearbeiten"/>Spalten bearbeiten<text:bookmark-end text:name="spalten-bearbeiten"/></text:h>
      <text:p text:style-name="P10">alter table persons modify ( birthdate date null, email varchar2(255) );</text:p>
      <text:h text:style-name="Heading_20_3" text:outline-level="3"><text:bookmark-start text:name="spalten-löschen"/>Spalten löschen<text:bookmark-end text:name="spalten-löschen"/></text:h>
      <text:p text:style-name="P11">alter table persons drop column birthdate;</text:p>
      <text:h text:style-name="Heading_20_2" text:outline-level="2"><text:bookmark-start text:name="constraints"/>Constraints<text:bookmark-end text:name="constraints"/></text:h>
      <text:h text:style-name="Heading_20_3" text:outline-level="3"><text:bookmark-start text:name="constraints-hinzufügen"/>Constraints hinzufügen<text:bookmark-end text:name="constraints-hinzufügen"/></text:h>
      <text:p text:style-name="P12">alter table purchase_orders add constraint purchase_orders_order_id_pk primary key(order_id);</text:p>
      <text:h text:style-name="Heading_20_3" text:outline-level="3"><text:bookmark-start text:name="constraints-löschen"/>Constraints löschen<text:bookmark-end text:name="constraints-löschen"/></text:h>
      <text:p text:style-name="P13">alter table purchase_orders drop constraint purchase_orders_order_id_pk;</text:p>
      <text:h text:style-name="Heading_20_2" text:outline-level="2"><text:bookmark-start text:name="views"/>Views<text:bookmark-end text:name="views"/></text:h>
      <text:h text:style-name="Heading_20_3" text:outline-level="3"><text:bookmark-start text:name="views-erstellen"/>Views erstellen<text:bookmark-end text:name="views-erstellen"/></text:h>
      <text:p text:style-name="P14">create view employees_years_of_service</text:p>
      <text:p text:style-name="P15">as select</text:p>
      <text:p text:style-name="P16"><text:s text:c="4"/>employee_id, first_name || ' ' || last_name as full_name,</text:p>
      <text:p text:style-name="P17"><text:s text:c="4"/>floor(months_between(current_date, hire_date) / 12) as years_of_service</text:p>
      <text:p text:style-name="P18">from employees;</text:p>
      <text:h text:style-name="Heading_20_3" text:outline-level="3"><text:bookmark-start text:name="views-löschen"/>Views löschen<text:bookmark-end text:name="views-löschen"/></text:h>
      <text:p text:style-name="P19">drop view employees_years_of_service;</text:p>
      <text:h text:style-name="Heading_20_2" text:outline-level="2"><text:bookmark-start text:name="indizes"/>Indizes<text:bookmark-end text:name="indizes"/></text:h>
      <text:h text:style-name="Heading_20_3" text:outline-level="3"><text:bookmark-start text:name="indizes-erstellen"/>Indizes erstellen<text:bookmark-end text:name="indizes-erstellen"/></text:h>
      <text:p text:style-name="P20">create index members_full_name on members(first_name, last_name);</text:p>
      <text:h text:style-name="Heading_20_3" text:outline-level="3"><text:bookmark-start text:name="indizes-löschen"/>Indizes löschen<text:bookmark-end text:name="indizes-löschen"/></text:h>
      <text:p text:style-name="P21">drop index members_full_name;</text:p>
      <text:h text:style-name="Heading_20_2" text:outline-level="2"><text:bookmark-start text:name="trigger"/>Trigger<text:bookmark-end text:name="trigger"/></text:h>
      <text:h text:style-name="Heading_20_3" text:outline-level="3"><text:bookmark-start text:name="trigger-erstellen"/>Trigger erstellen<text:bookmark-end text:name="trigger-erstellen"/></text:h>
      <text:p text:style-name="P22">create trigger customers_credit_trigger</text:p>
      <text:p text:style-name="P23"><text:s text:c="4"/>before update of credit_limit</text:p>
      <text:p text:style-name="P24"><text:s text:c="4"/>on customers</text:p>
      <text:p text:style-name="P25">declare</text:p>
      <text:p text:style-name="P26"><text:s text:c="4"/>current_day number;</text:p>
      <text:p text:style-name="P27">begin</text:p>
      <text:p text:style-name="P28"><text:s text:c="4"/>current_day := extract(day from sysdate);</text:p>
      <text:p text:style-name="P29"/>
      <text:p text:style-name="P30"><text:s text:c="4"/>if current_day between 28 and 31 then</text:p>
      <text:p text:style-name="P31"><text:s text:c="8"/>raise_application_error(-20100, 'Locked at the end of the month');</text:p>
      <text:p text:style-name="P32"><text:s text:c="4"/>end if;</text:p>
      <text:p text:style-name="P33">end;</text:p>
      <text:h text:style-name="Heading_20_3" text:outline-level="3"><text:bookmark-start text:name="trigger-löschen"/>Trigger löschen<text:bookmark-end text:name="trigger-löschen"/></text:h>
      <text:p text:style-name="P34">drop trigger customers_credit_trigger;</text:p>
      <text:h text:style-name="Heading_20_3" text:outline-level="3"><text:bookmark-start text:name="exceptions-handlen"/>Exceptions handlen<text:bookmark-end text:name="exceptions-handlen"/></text:h>
      <text:p text:style-name="P35">create trigger users_ensure_trigger</text:p>
      <text:p text:style-name="P36"><text:s text:c="4"/>before update</text:p>
      <text:p text:style-name="P37"><text:s text:c="4"/>on users</text:p>
      <text:p text:style-name="P38"><text:s text:c="4"/>for each row</text:p>
      <text:p text:style-name="P39">declare</text:p>
      <text:p text:style-name="P40"><text:s text:c="4"/>user_invalid exception;</text:p>
      <text:p text:style-name="P41"><text:s text:c="4"/>pragma exception_init(user_invalid, -20555);</text:p>
      <text:p text:style-name="P42">begin</text:p>
      <text:p text:style-name="P43"><text:s text:c="4"/>raise user_invalid;</text:p>
      <text:p text:style-name="P44"/>
      <text:p text:style-name="P45"><text:s text:c="4"/>exception</text:p>
      <text:p text:style-name="P46"><text:s text:c="8"/>when user_invalid then</text:p>
      <text:p text:style-name="P47"><text:s text:c="12"/>raise_application_error(-20555, 'User is invalid');</text:p>
      <text:p text:style-name="P48"><text:s text:c="8"/>when others then</text:p>
      <text:p text:style-name="P49"><text:s text:c="12"/>dbms_output.put_line('Unexpected error: ' || sqlerrm);</text:p>
      <text:p text:style-name="P50">end;</text:p>
      <text:h text:style-name="Heading_20_2" text:outline-level="2"><text:bookmark-start text:name="functions"/>Functions<text:bookmark-end text:name="functions"/></text:h>
      <text:h text:style-name="Heading_20_3" text:outline-level="3"><text:bookmark-start text:name="function-erstellen"/>Function erstellen<text:bookmark-end text:name="function-erstellen"/></text:h>
      <text:p text:style-name="P51">create or replace function get_my_sum( a integer, b integer ) return integer</text:p>
      <text:p text:style-name="P52">is</text:p>
      <text:p text:style-name="P53"><text:s text:c="8"/>multiplier number := 2;</text:p>
      <text:p text:style-name="P54">begin</text:p>
      <text:p text:style-name="P55"><text:s text:c="8"/>return a + b * multiplier;</text:p>
      <text:p text:style-name="P56">end;</text:p>
      <text:h text:style-name="Heading_20_3" text:outline-level="3"><text:bookmark-start text:name="function-callen"/>Function callen<text:bookmark-end text:name="function-callen"/></text:h>
      <text:p text:style-name="P57">select get_my_sum(1, 2) from dual;</text:p>
      <text:h text:style-name="Heading_20_3" text:outline-level="3"><text:bookmark-start text:name="function-löschen"/>Function löschen<text:bookmark-end text:name="function-löschen"/></text:h>
      <text:p text:style-name="P58">drop function get_my_sum;</text:p>
      <text:h text:style-name="Heading_20_2" text:outline-level="2"><text:bookmark-start text:name="procedure"/>Procedure<text:bookmark-end text:name="procedure"/></text:h>
      <text:h text:style-name="Heading_20_3" text:outline-level="3"><text:bookmark-start text:name="procedure-erstellen"/>Procedure erstellen<text:bookmark-end text:name="procedure-erstellen"/></text:h>
      <text:p text:style-name="P59">create or replace procedure get_sum ( a integer, b integer )</text:p>
      <text:p text:style-name="P60">is</text:p>
      <text:p text:style-name="P61"><text:s text:c="8"/>multiplier number := 2;</text:p>
      <text:p text:style-name="P62"><text:s text:c="8"/>result number := 0;</text:p>
      <text:p text:style-name="P63">begin</text:p>
      <text:p text:style-name="P64"><text:s text:c="8"/>result := a + b * multiplier;</text:p>
      <text:p text:style-name="P65"/>
      <text:p text:style-name="P66"><text:s text:c="8"/>insert into results ( result ) values ( result );</text:p>
      <text:p text:style-name="P67">end;</text:p>
      <text:h text:style-name="Heading_20_3" text:outline-level="3"><text:bookmark-start text:name="procedure-callen"/>Procedure callen<text:bookmark-end text:name="procedure-callen"/></text:h>
      <text:p text:style-name="P68">exec get_sum(1, 2);</text:p>
      <text:h text:style-name="Heading_20_3" text:outline-level="3"><text:bookmark-start text:name="procedure-löschen"/>Procedure löschen<text:bookmark-end text:name="procedure-löschen"/></text:h>
      <text:p text:style-name="P69">drop procedure get_sum;</text:p>
      <text:h text:style-name="Heading_20_1" text:outline-level="1"><text:bookmark-start text:name="data-manipulation-language"/>Data Manipulation Language<text:bookmark-end text:name="data-manipulation-language"/></text:h>
      <text:h text:style-name="Heading_20_2" text:outline-level="2"><text:bookmark-start text:name="datentypen"/>Datentypen<text:bookmark-end text:name="datentypen"/></text:h>
      <text:list text:style-name="L1">
        <text:list-item>
          <text:p text:style-name="P70"><text:span text:style-name="Source_Text">CHAR|CHARACTER (size)</text:span></text:p>
        </text:list-item>
        <text:list-item>
          <text:p text:style-name="P70"><text:span text:style-name="Source_Text">VARCHAR2 (size)</text:span></text:p>
        </text:list-item>
        <text:list-item>
          <text:p text:style-name="P70"><text:span text:style-name="Source_Text">DATE</text:span></text:p>
        </text:list-item>
        <text:list-item>
          <text:p text:style-name="P70"><text:span text:style-name="Source_Text">INTERVAL YEAR TO MONTH</text:span></text:p>
        </text:list-item>
        <text:list-item>
          <text:p text:style-name="P70"><text:span text:style-name="Source_Text">INTERVAL DAY TO SECOND</text:span></text:p>
        </text:list-item>
        <text:list-item>
          <text:p text:style-name="P70"><text:span text:style-name="Source_Text">INTEGER|INT</text:span></text:p>
        </text:list-item>
        <text:list-item>
          <text:p text:style-name="P70"><text:span text:style-name="Source_Text">NUMBER (precision [, scale ])</text:span></text:p>
        </text:list-item>
        <text:list-item>
          <text:p text:style-name="P70"><text:span text:style-name="Source_Text">FLOAT (precision)</text:span></text:p>
        </text:list-item>
      </text:list>
      <text:h text:style-name="Heading_20_2" text:outline-level="2"><text:bookmark-start text:name="zeilenoperationen"/>Zeilenoperationen<text:bookmark-end text:name="zeilenoperationen"/></text:h>
      <text:h text:style-name="Heading_20_3" text:outline-level="3"><text:bookmark-start text:name="insert"/>Insert<text:bookmark-end text:name="insert"/></text:h>
      <text:p text:style-name="P71">insert into discounts(</text:p>
      <text:p text:style-name="P72"><text:s text:c="4"/>discount_name,</text:p>
      <text:p text:style-name="P73"><text:s text:c="4"/>amount,</text:p>
      <text:p text:style-name="P74"><text:s text:c="4"/>start_date,</text:p>
      <text:p text:style-name="P75"><text:s text:c="4"/>expired_date</text:p>
      <text:p text:style-name="P76">) values (</text:p>
      <text:p text:style-name="P77"><text:s text:c="4"/>'Summer Promotion',</text:p>
      <text:p text:style-name="P78"><text:s text:c="4"/>9.5,</text:p>
      <text:p text:style-name="P79"><text:s text:c="4"/>date '2017-05-01',</text:p>
      <text:p text:style-name="P80"><text:s text:c="4"/>date '2017-08-31'</text:p>
      <text:p text:style-name="P81">)</text:p>
      <text:h text:style-name="Heading_20_3" text:outline-level="3"><text:bookmark-start text:name="update"/>Update<text:bookmark-end text:name="update"/></text:h>
      <text:p text:style-name="P82">update products</text:p>
      <text:p text:style-name="P83">set list_price = 420</text:p>
      <text:p text:style-name="P84">where list_price &lt; 69;</text:p>
      <text:h text:style-name="Heading_20_3" text:outline-level="3"><text:bookmark-start text:name="delete"/>Delete<text:bookmark-end text:name="delete"/></text:h>
      <text:p text:style-name="P85">delete from products</text:p>
      <text:p text:style-name="P86">where list_price &gt; 69;</text:p>
      <text:h text:style-name="Heading_20_2" text:outline-level="2"><text:bookmark-start text:name="unions"/>Unions<text:bookmark-end text:name="unions"/></text:h>
      <text:p text:style-name="First_20_paragraph">Gleiche Anzahl von Spalten, mehr Zeilen.</text:p>
      <text:p text:style-name="P87">select</text:p>
      <text:p text:style-name="P88"><text:s text:c="4"/>first_name,</text:p>
      <text:p text:style-name="P89"><text:s text:c="4"/>last_name,</text:p>
      <text:p text:style-name="P90"><text:s text:c="4"/>email,</text:p>
      <text:p text:style-name="P91"><text:s text:c="4"/>'contact' as role</text:p>
      <text:p text:style-name="P92">from contacts</text:p>
      <text:p text:style-name="P93">union select</text:p>
      <text:p text:style-name="P94"><text:s text:c="4"/>first_name,</text:p>
      <text:p text:style-name="P95"><text:s text:c="4"/>last_name,</text:p>
      <text:p text:style-name="P96"><text:s text:c="4"/>email,</text:p>
      <text:p text:style-name="P97"><text:s text:c="4"/>'employee' as role</text:p>
      <text:p text:style-name="P98">from employees order by role</text:p>
      <text:h text:style-name="Heading_20_2" text:outline-level="2"><text:bookmark-start text:name="joins"/>Joins<text:bookmark-end text:name="joins"/></text:h>
      <text:p text:style-name="First_20_paragraph">Mehr Spalten &amp; mehr Zeilen</text:p>
      <text:h text:style-name="Heading_20_3" text:outline-level="3"><text:bookmark-start text:name="inner-join"/>Inner Join<text:bookmark-end text:name="inner-join"/></text:h>
      <text:p text:style-name="P99">select</text:p>
      <text:p text:style-name="P100"><text:s text:c="4"/>a.id as id_a,</text:p>
      <text:p text:style-name="P101"><text:s text:c="4"/>a.color as color_a,</text:p>
      <text:p text:style-name="P102"><text:s text:c="4"/>b.id as id_b,</text:p>
      <text:p text:style-name="P103"><text:s text:c="4"/>b.color as color_b</text:p>
      <text:p text:style-name="P104">from palette_a a</text:p>
      <text:p text:style-name="P105">inner join palette_b b using(color);</text:p>
      <text:h text:style-name="Heading_20_3" text:outline-level="3"><text:bookmark-start text:name="left-outer-join"/>Left Outer Join<text:bookmark-end text:name="left-outer-join"/></text:h>
      <text:p text:style-name="P106">select</text:p>
      <text:p text:style-name="P107"><text:s text:c="4"/>a.id as id_a,</text:p>
      <text:p text:style-name="P108"><text:s text:c="4"/>a.color as color_a,</text:p>
      <text:p text:style-name="P109"><text:s text:c="4"/>b.id as id_b,</text:p>
      <text:p text:style-name="P110"><text:s text:c="4"/>b.color as color_b</text:p>
      <text:p text:style-name="P111">from palette_a a</text:p>
      <text:p text:style-name="P112">left outer join palette_b b using(color);</text:p>
      <text:h text:style-name="Heading_20_3" text:outline-level="3"><text:bookmark-start text:name="right-outer-join"/>Right Outer Join<text:bookmark-end text:name="right-outer-join"/></text:h>
      <text:p text:style-name="P113">select</text:p>
      <text:p text:style-name="P114"><text:s text:c="4"/>a.id as id_a,</text:p>
      <text:p text:style-name="P115"><text:s text:c="4"/>a.color as color_a,</text:p>
      <text:p text:style-name="P116"><text:s text:c="4"/>b.id as id_b, b.color as color_b</text:p>
      <text:p text:style-name="P117">from palette_a a</text:p>
      <text:p text:style-name="P118">right outer join palette_b b using(color);</text:p>
      <text:h text:style-name="Heading_20_3" text:outline-level="3"><text:bookmark-start text:name="full-outer-join"/>Full Outer Join<text:bookmark-end text:name="full-outer-join"/></text:h>
      <text:p text:style-name="P119">select</text:p>
      <text:p text:style-name="P120"><text:s text:c="4"/>a.id as id_a,</text:p>
      <text:p text:style-name="P121"><text:s text:c="4"/>a.color as color_a,</text:p>
      <text:p text:style-name="P122"><text:s text:c="4"/>b.id as id_b,</text:p>
      <text:p text:style-name="P123"><text:s text:c="4"/>b.color as color_b</text:p>
      <text:p text:style-name="P124">from palette_a a</text:p>
      <text:p text:style-name="P125">full outer join palette_b b using(color);</text:p>
      <text:h text:style-name="Heading_20_2" text:outline-level="2"><text:bookmark-start text:name="trigger-1"/>Trigger<text:bookmark-end text:name="trigger-1"/></text:h>
      <text:h text:style-name="Heading_20_3" text:outline-level="3"><text:bookmark-start text:name="insert-trigger"/>Insert-Trigger<text:bookmark-end text:name="insert-trigger"/></text:h>
      <text:p text:style-name="First_20_paragraph"><text:span text:style-name="Source_Text">:old</text:span> ist nicht vorhanden.</text:p>
      <text:p text:style-name="P126">create or replace trigger customers_credit_trigger</text:p>
      <text:p text:style-name="P127"><text:s text:c="4"/>before insert of credit_limit</text:p>
      <text:p text:style-name="P128"><text:s text:c="4"/>on customers</text:p>
      <text:p text:style-name="P129">declare</text:p>
      <text:p text:style-name="P130"><text:s text:c="4"/>current_day number;</text:p>
      <text:p text:style-name="P131">begin</text:p>
      <text:p text:style-name="P132"><text:s text:c="4"/>current_day := extract(day from sysdate);</text:p>
      <text:p text:style-name="P133"/>
      <text:p text:style-name="P134"><text:s text:c="4"/>if current_day between 28 and 31 then</text:p>
      <text:p text:style-name="P135"><text:s text:c="8"/>raise_application_error(-20100, 'Locked at the end of the month');</text:p>
      <text:p text:style-name="P136"><text:s text:c="4"/>end if;</text:p>
      <text:p text:style-name="P137">end;</text:p>
      <text:h text:style-name="Heading_20_3" text:outline-level="3"><text:bookmark-start text:name="update-trigger"/>Update-Trigger<text:bookmark-end text:name="update-trigger"/></text:h>
      <text:p text:style-name="P138">create or replace trigger customers_credit_limit_trigger</text:p>
      <text:p text:style-name="P139"><text:s text:c="4"/>before update of credit_limit</text:p>
      <text:p text:style-name="P140"><text:s text:c="4"/>on customers</text:p>
      <text:p text:style-name="P141"><text:s text:c="4"/>for each row</text:p>
      <text:p text:style-name="P142"><text:s text:c="4"/>when (new.credit_limit &gt; 0)</text:p>
      <text:p text:style-name="P143">begin</text:p>
      <text:p text:style-name="P144"><text:s text:c="4"/>if :new.credit_limit &gt;= 2*:old.credit_limit then</text:p>
      <text:p text:style-name="P145"><text:s text:c="8"/>raise_application_error(-20101, 'The new credit cannot be more than double the old credit!');</text:p>
      <text:p text:style-name="P146"><text:s text:c="4"/>end if;</text:p>
      <text:p text:style-name="P147">end;</text:p>
      <text:h text:style-name="Heading_20_3" text:outline-level="3"><text:bookmark-start text:name="delete-trigger"/>Delete-Trigger<text:bookmark-end text:name="delete-trigger"/></text:h>
      <text:p text:style-name="First_20_paragraph"><text:span text:style-name="Source_Text">:new</text:span> ist nicht vorhanden.</text:p>
      <text:p text:style-name="P148">create or replace trigger customers_audit_trigger</text:p>
      <text:p text:style-name="P149"><text:s text:c="4"/>after delete</text:p>
      <text:p text:style-name="P150"><text:s text:c="4"/>on customers</text:p>
      <text:p text:style-name="P151"><text:s text:c="4"/>for each row</text:p>
      <text:p text:style-name="P152">declare</text:p>
      <text:p text:style-name="P153"><text:s text:c="4"/>transaction_type varchar2(10);</text:p>
      <text:p text:style-name="P154">begin</text:p>
      <text:p text:style-name="P155"><text:s text:c="4"/>transaction_type := case</text:p>
      <text:p text:style-name="P156"><text:s text:c="8"/>when updating then 'update'</text:p>
      <text:p text:style-name="P157"><text:s text:c="8"/>when deleting then 'delete'</text:p>
      <text:p text:style-name="P158"><text:s text:c="4"/>end;</text:p>
      <text:p text:style-name="P159"/>
      <text:p text:style-name="P160"><text:s text:c="4"/>insert into audits(</text:p>
      <text:p text:style-name="P161"><text:s text:c="8"/>table_name,</text:p>
      <text:p text:style-name="P162"><text:s text:c="8"/>transaction_name,</text:p>
      <text:p text:style-name="P163"><text:s text:c="8"/>by_user,</text:p>
      <text:p text:style-name="P164"><text:s text:c="8"/>transaction_date</text:p>
      <text:p text:style-name="P165"><text:s text:c="4"/>) values (</text:p>
      <text:p text:style-name="P166"><text:s text:c="8"/>'customers',</text:p>
      <text:p text:style-name="P167"><text:s text:c="8"/>transaction_type,</text:p>
      <text:p text:style-name="P168"><text:s text:c="8"/>user,</text:p>
      <text:p text:style-name="P169"><text:s text:c="8"/>sysdate</text:p>
      <text:p text:style-name="P170"><text:s text:c="4"/>);</text:p>
      <text:p text:style-name="P171">end;</text:p>
      <text:h text:style-name="Heading_20_3" text:outline-level="3"><text:bookmark-start text:name="instead-of-trigger"/>Instead-Of-Trigger<text:bookmark-end text:name="instead-of-trigger"/></text:h>
      <text:p text:style-name="P172">create or replace trigger create_customer_trigger</text:p>
      <text:p text:style-name="P173"><text:s text:c="4"/>instead of insert on customers_and_contacts</text:p>
      <text:p text:style-name="P174"><text:s text:c="4"/>for each row</text:p>
      <text:p text:style-name="P175">declare</text:p>
      <text:p text:style-name="P176"><text:s text:c="4"/>current_customer_id number;</text:p>
      <text:p text:style-name="P177">begin</text:p>
      <text:p text:style-name="P178"><text:s text:c="4"/>insert into customers(</text:p>
      <text:p text:style-name="P179"><text:s text:c="8"/>name,</text:p>
      <text:p text:style-name="P180"><text:s text:c="8"/>address,</text:p>
      <text:p text:style-name="P181"><text:s text:c="8"/>website,</text:p>
      <text:p text:style-name="P182"><text:s text:c="8"/>credit_limit</text:p>
      <text:p text:style-name="P183"><text:s text:c="4"/>) values (</text:p>
      <text:p text:style-name="P184"><text:s text:c="8"/>:new.name,</text:p>
      <text:p text:style-name="P185"><text:s text:c="8"/>:new.address,</text:p>
      <text:p text:style-name="P186"><text:s text:c="8"/>:new.website,</text:p>
      <text:p text:style-name="P187"><text:s text:c="8"/>:new.credit_limit</text:p>
      <text:p text:style-name="P188"><text:s text:c="4"/>) returning customer_id into current_customer_id;</text:p>
      <text:p text:style-name="P189"/>
      <text:p text:style-name="P190"><text:s text:c="4"/>insert into contacts(</text:p>
      <text:p text:style-name="P191"><text:s text:c="8"/>first_name,</text:p>
      <text:p text:style-name="P192"><text:s text:c="8"/>last_name,</text:p>
      <text:p text:style-name="P193"><text:s text:c="8"/>email,</text:p>
      <text:p text:style-name="P194"><text:s text:c="8"/>phone,</text:p>
      <text:p text:style-name="P195"><text:s text:c="8"/>customer_id</text:p>
      <text:p text:style-name="P196"><text:s text:c="4"/>) values (</text:p>
      <text:p text:style-name="P197"><text:s text:c="8"/>:new.first_name,</text:p>
      <text:p text:style-name="P198"><text:s text:c="8"/>:new.last_name,</text:p>
      <text:p text:style-name="P199"><text:s text:c="8"/>:new.email,</text:p>
      <text:p text:style-name="P200"><text:s text:c="8"/>:new.phone,</text:p>
      <text:p text:style-name="P201"><text:s text:c="8"/>current_customer_id</text:p>
      <text:p text:style-name="P202"><text:s text:c="4"/>);</text:p>
      <text:p text:style-name="P203">end;</text:p>
      <text:h text:style-name="Heading_20_2" text:outline-level="2"><text:bookmark-start text:name="ort-der-verdammnis"/>Ort der Verdammnis<text:bookmark-end text:name="ort-der-verdammnis"/></text:h>
      <text:p text:style-name="P204"><text:span text:style-name="T1">menhir</text:span></text:p>
      <text:p text:style-name="First_20_paragraph">Wenn einem der Syntax schon nicht kompliziert genug ist, dann darf man <text:span text:style-name="T1">vor</text:span> das <text:span text:style-name="Source_Text">declare</text:span>-Statement eines Triggers auch noch folgendes sinnloses Konstrukt packen und statt <text:span text:style-name="Source_Text">:new</text:span> <text:span text:style-name="Source_Text">:neu</text:span> schreiben:</text:p>
      <text:p text:style-name="P205">referencing new as neu old as alt</text:p>
      <text:p text:style-name="First_20_paragraph">Danach hat man auch fünf Zeilen. Und fünf Hirnzellen weniger.</text:p>
      <text:p text:style-name="Text_20_body">Wo wir schon dabei sind: Ist der sonst universelle Negations-Operator <text:span text:style-name="Source_Text">!=</text:span> zu einfach? Zu simpel und zu verständlich? Wie wäre es mit <text:span text:style-name="Source_Text">&lt;&gt;</text:span>; macht das genau selbe, ist aber komplizierter™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DB1 Syntax Cheatsheet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2-06-26T00:02:40Z</meta:creation-date>
    <dc:date>2022-06-26T00:02:40Z</dc:date>
    <meta:user-defined meta:name="date" meta:value-type="string">2022-02-01</meta:user-defined>
    <meta:user-defined meta:name="linkcolor" meta:value-type="string">blue</meta:user-defined>
    <meta:user-defined meta:name="subtitle" meta:value-type="string">Syntax cheatsheet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